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José Antonio Ayala Barbosa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programación orientada a objetos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Gpo 1<text:s/>22-2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05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Rosillo Montijo Emmanuel Alonso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03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7/02/202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EMMANUEL ALONSO ROSILLO MONTIJO</dc:creator>
    <meta:creation-date>2022-02-17T04:27:00Z</meta:creation-date>
    <dc:date>2022-03-18T05:45:00Z</dc:date>
    <meta:template xlink:href="Normal" xlink:type="simple"/>
    <meta:editing-cycles>6</meta:editing-cycles>
    <meta:editing-duration>PT120S</meta:editing-duration>
    <meta:document-statistic meta:page-count="1" meta:paragraph-count="1" meta:word-count="73" meta:character-count="477" meta:row-count="3" meta:non-whitespace-character-count="405"/>
  </office:meta>
</office:document-meta>
</file>